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5.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ctrum (a%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 (a%)</text:p>
          </table:table-cell>
          <table:table-cell office:value-type="string" calcext:value-type="string">
            <text:p>Al (a%)</text:p>
          </table:table-cell>
          <table:table-cell office:value-type="string" calcext:value-type="string">
            <text:p>Ti (a%)</text:p>
          </table:table-cell>
          <table:table-cell office:value-type="string" calcext:value-type="string">
            <text:p>Nitrogen (Pa)</text:p>
          </table:table-cell>
          <table:table-cell office:value-type="string" calcext:value-type="string">
            <text:p>N (w%)</text:p>
          </table:table-cell>
          <table:table-cell office:value-type="string" calcext:value-type="string">
            <text:p>Al (w%)</text:p>
          </table:table-cell>
          <table:table-cell office:value-type="string" calcext:value-type="string">
            <text:p>Ti (w%)</text:p>
          </table:table-cell>
          <table:table-cell office:value-type="string" calcext:value-type="string">
            <text:p>Molar mass (g/mol)</text:p>
          </table:table-cell>
          <table:table-cell office:value-type="string" calcext:value-type="string">
            <text:p>Molar mass estimation from ERMS</text:p>
          </table:table-cell>
        </table:table-row>
        <table:table-row table:style-name="ro1">
          <table:table-cell office:value-type="string" calcext:value-type="string">
            <text:p>14_q_1</text:p>
          </table:table-cell>
          <table:table-cell office:value-type="float" office:value="4.66" calcext:value-type="float">
            <text:p>4.66</text:p>
          </table:table-cell>
          <table:table-cell office:value-type="float" office:value="30.43" calcext:value-type="float">
            <text:p>30.43</text:p>
          </table:table-cell>
          <table:table-cell office:value-type="float" office:value="14.6" calcext:value-type="float">
            <text:p>14.6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.86</text:p>
          </table:table-cell>
          <table:table-cell table:formula="of:=[.C2]/([.C2]+[.E2]+[.G2])" office:value-type="float" office:value="0.376935463891986" calcext:value-type="float">
            <text:p>0.376935463891986</text:p>
          </table:table-cell>
          <table:table-cell table:formula="of:=[.E2]/([.C2]+[.E2]+[.G2])" office:value-type="float" office:value="0.154093893224328" calcext:value-type="float">
            <text:p>0.154093893224328</text:p>
          </table:table-cell>
          <table:table-cell table:formula="of:=[.G2]/([.C2]+[.E2]+[.G2])" office:value-type="float" office:value="0.468970642883686" calcext:value-type="float">
            <text:p>0.468970642883686</text:p>
          </table:table-cell>
          <table:table-cell office:value-type="float" office:value="0.2" calcext:value-type="float">
            <text:p>0.2</text:p>
          </table:table-cell>
          <table:table-cell table:formula="of:= ([.H2] * 14.007) / [.$O2]" office:value-type="float" office:value="0.165583088533501" calcext:value-type="float">
            <text:p>0.165583088533501</text:p>
          </table:table-cell>
          <table:table-cell table:formula="of:= ([.I2] * 26.982) / [.$O2]" office:value-type="float" office:value="0.130395743894749" calcext:value-type="float">
            <text:p>0.130395743894749</text:p>
          </table:table-cell>
          <table:table-cell table:formula="of:= ([.J2] * 47.867) / [.$O2]" office:value-type="float" office:value="0.70402116757175" calcext:value-type="float">
            <text:p>0.70402116757175</text:p>
          </table:table-cell>
          <table:table-cell table:formula="of:= ([.H2] * 14.007) + ([.I2] * 26.982) + ([.J2] * 47.867)" office:value-type="float" office:value="31.8857142326273" calcext:value-type="float">
            <text:p>31.8857142326273</text:p>
          </table:table-cell>
          <table:table-cell/>
        </table:table-row>
        <table:table-row table:style-name="ro1">
          <table:table-cell office:value-type="string" calcext:value-type="string">
            <text:p>14_q_2</text:p>
          </table:table-cell>
          <table:table-cell office:value-type="float" office:value="17.96" calcext:value-type="float">
            <text:p>17.96</text:p>
          </table:table-cell>
          <table:table-cell office:value-type="float" office:value="26.64" calcext:value-type="float">
            <text:p>26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31.44" calcext:value-type="float">
            <text:p>31.44</text:p>
          </table:table-cell>
          <table:table-cell table:formula="of:=[.C3]/([.C3]+[.E3]+[.G3])" office:value-type="float" office:value="0.389587598713074" calcext:value-type="float">
            <text:p>0.389587598713074</text:p>
          </table:table-cell>
          <table:table-cell table:formula="of:=[.E3]/([.C3]+[.E3]+[.G3])" office:value-type="float" office:value="0.150628838841767" calcext:value-type="float">
            <text:p>0.150628838841767</text:p>
          </table:table-cell>
          <table:table-cell table:formula="of:=[.G3]/([.C3]+[.E3]+[.G3])" office:value-type="float" office:value="0.459783562445159" calcext:value-type="float">
            <text:p>0.459783562445159</text:p>
          </table:table-cell>
          <table:table-cell office:value-type="float" office:value="0.2" calcext:value-type="float">
            <text:p>0.2</text:p>
          </table:table-cell>
          <table:table-cell table:formula="of:= ([.H3] * 14.007) / [.$O3]" office:value-type="float" office:value="0.173073541814637" calcext:value-type="float">
            <text:p>0.173073541814637</text:p>
          </table:table-cell>
          <table:table-cell table:formula="of:= ([.I3] * 26.982) / [.$O3]" office:value-type="float" office:value="0.128902902002448" calcext:value-type="float">
            <text:p>0.128902902002448</text:p>
          </table:table-cell>
          <table:table-cell table:formula="of:= ([.J3] * 47.867) / [.$O3]" office:value-type="float" office:value="0.698023556182915" calcext:value-type="float">
            <text:p>0.698023556182915</text:p>
          </table:table-cell>
          <table:table-cell table:formula="of:= ([.H3] * 14.007) + ([.I3] * 26.982) + ([.J3] * 47.867)" office:value-type="float" office:value="31.529680608365" calcext:value-type="float">
            <text:p>31.529680608365</text:p>
          </table:table-cell>
          <table:table-cell office:value-type="float" office:value="31.9263806600059" calcext:value-type="float">
            <text:p>31.9263806600059</text:p>
          </table:table-cell>
        </table:table-row>
        <table:table-row table:style-name="ro1">
          <table:table-cell office:value-type="string" calcext:value-type="string">
            <text:p>14_q_3</text:p>
          </table:table-cell>
          <table:table-cell table:style-name="ce1" office:value-type="float" office:value="35.67" calcext:value-type="float">
            <text:p>35.67</text:p>
          </table:table-cell>
          <table:table-cell office:value-type="float" office:value="23.53" calcext:value-type="float">
            <text:p>23.53</text:p>
          </table:table-cell>
          <table:table-cell office:value-type="float" office:value="8.87" calcext:value-type="float">
            <text:p>8.87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table:formula="of:=[.C4]/([.C4]+[.E4]+[.G4])" office:value-type="float" office:value="0.424269743959611" calcext:value-type="float">
            <text:p>0.424269743959611</text:p>
          </table:table-cell>
          <table:table-cell table:formula="of:=[.E4]/([.C4]+[.E4]+[.G4])" office:value-type="float" office:value="0.150018031013343" calcext:value-type="float">
            <text:p>0.150018031013343</text:p>
          </table:table-cell>
          <table:table-cell table:formula="of:=[.G4]/([.C4]+[.E4]+[.G4])" office:value-type="float" office:value="0.425712225027047" calcext:value-type="float">
            <text:p>0.425712225027047</text:p>
          </table:table-cell>
          <table:table-cell office:value-type="float" office:value="0.2" calcext:value-type="float">
            <text:p>0.2</text:p>
          </table:table-cell>
          <table:table-cell table:formula="of:= ([.H4] * 14.007) / [.$O4]" office:value-type="float" office:value="0.195690422674229" calcext:value-type="float">
            <text:p>0.195690422674229</text:p>
          </table:table-cell>
          <table:table-cell table:formula="of:= ([.I4] * 26.982) / [.$O4]" office:value-type="float" office:value="0.133290740191919" calcext:value-type="float">
            <text:p>0.133290740191919</text:p>
          </table:table-cell>
          <table:table-cell table:formula="of:= ([.J4] * 47.867) / [.$O4]" office:value-type="float" office:value="0.671018837133852" calcext:value-type="float">
            <text:p>0.671018837133852</text:p>
          </table:table-cell>
          <table:table-cell table:formula="of:= ([.H4] * 14.007) + ([.I4] * 26.982) + ([.J4] * 47.867)" office:value-type="float" office:value="30.3680998918139" calcext:value-type="float">
            <text:p>30.3680998918139</text:p>
          </table:table-cell>
          <table:table-cell/>
        </table:table-row>
        <table:table-row table:style-name="ro1">
          <table:table-cell office:value-type="string" calcext:value-type="string">
            <text:p>13_q_1</text:p>
          </table:table-cell>
          <table:table-cell office:value-type="float" office:value="9.02" calcext:value-type="float">
            <text:p>9.02</text:p>
          </table:table-cell>
          <table:table-cell office:value-type="float" office:value="25.09" calcext:value-type="float">
            <text:p>25.09</text:p>
          </table:table-cell>
          <table:table-cell office:value-type="float" office:value="14.64" calcext:value-type="float">
            <text:p>14.64</text:p>
          </table:table-cell>
          <table:table-cell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table:formula="of:=[.C5]/([.C5]+[.E5]+[.G5])" office:value-type="float" office:value="0.328661252292376" calcext:value-type="float">
            <text:p>0.328661252292376</text:p>
          </table:table-cell>
          <table:table-cell table:formula="of:=[.E5]/([.C5]+[.E5]+[.G5])" office:value-type="float" office:value="0.166230023578727" calcext:value-type="float">
            <text:p>0.166230023578727</text:p>
          </table:table-cell>
          <table:table-cell table:formula="of:=[.G5]/([.C5]+[.E5]+[.G5])" office:value-type="float" office:value="0.505108724128897" calcext:value-type="float">
            <text:p>0.505108724128897</text:p>
          </table:table-cell>
          <table:table-cell office:value-type="float" office:value="0.1" calcext:value-type="float">
            <text:p>0.1</text:p>
          </table:table-cell>
          <table:table-cell table:formula="of:= ([.H5] * 14.007) / [.$O5]" office:value-type="float" office:value="0.138382890839179" calcext:value-type="float">
            <text:p>0.138382890839179</text:p>
          </table:table-cell>
          <table:table-cell table:formula="of:= ([.I5] * 26.982) / [.$O5]" office:value-type="float" office:value="0.13482560225411" calcext:value-type="float">
            <text:p>0.13482560225411</text:p>
          </table:table-cell>
          <table:table-cell table:formula="of:= ([.J5] * 47.867) / [.$O5]" office:value-type="float" office:value="0.726791506906711" calcext:value-type="float">
            <text:p>0.726791506906711</text:p>
          </table:table-cell>
          <table:table-cell table:formula="of:= ([.H5] * 14.007) + ([.I5] * 26.982) + ([.J5] * 47.867)" office:value-type="float" office:value="33.2668159549384" calcext:value-type="float">
            <text:p>33.2668159549384</text:p>
          </table:table-cell>
          <table:table-cell office:value-type="float" office:value="30.9050120953008" calcext:value-type="float">
            <text:p>30.9050120953008</text:p>
          </table:table-cell>
        </table:table-row>
        <table:table-row table:style-name="ro1">
          <table:table-cell office:value-type="string" calcext:value-type="string">
            <text:p>13_q_2</text:p>
          </table:table-cell>
          <table:table-cell table:style-name="ce1" office:value-type="float" office:value="30.71" calcext:value-type="float">
            <text:p>30.71</text:p>
          </table:table-cell>
          <table:table-cell office:value-type="float" office:value="20.97" calcext:value-type="float">
            <text:p>20.97</text:p>
          </table:table-cell>
          <table:table-cell office:value-type="float" office:value="11.61" calcext:value-type="float">
            <text:p>11.61</text:p>
          </table:table-cell>
          <table:table-cell office:value-type="float" office:value="9.14" calcext:value-type="float">
            <text:p>9.14</text:p>
          </table:table-cell>
          <table:table-cell office:value-type="float" office:value="0" calcext:value-type="float">
            <text:p>0</text:p>
          </table:table-cell>
          <table:table-cell office:value-type="float" office:value="27.56" calcext:value-type="float">
            <text:p>27.56</text:p>
          </table:table-cell>
          <table:table-cell table:formula="of:=[.C6]/([.C6]+[.E6]+[.G6])" office:value-type="float" office:value="0.36362059996532" calcext:value-type="float">
            <text:p>0.36362059996532</text:p>
          </table:table-cell>
          <table:table-cell table:formula="of:=[.E6]/([.C6]+[.E6]+[.G6])" office:value-type="float" office:value="0.158487948673487" calcext:value-type="float">
            <text:p>0.158487948673487</text:p>
          </table:table-cell>
          <table:table-cell table:formula="of:=[.G6]/([.C6]+[.E6]+[.G6])" office:value-type="float" office:value="0.477891451361193" calcext:value-type="float">
            <text:p>0.477891451361193</text:p>
          </table:table-cell>
          <table:table-cell office:value-type="float" office:value="0.1" calcext:value-type="float">
            <text:p>0.1</text:p>
          </table:table-cell>
          <table:table-cell table:formula="of:= ([.H6] * 14.007) / [.$O6]" office:value-type="float" office:value="0.157955267394657" calcext:value-type="float">
            <text:p>0.157955267394657</text:p>
          </table:table-cell>
          <table:table-cell table:formula="of:= ([.I6] * 26.982) / [.$O6]" office:value-type="float" office:value="0.132620569227144" calcext:value-type="float">
            <text:p>0.132620569227144</text:p>
          </table:table-cell>
          <table:table-cell table:formula="of:= ([.J6] * 47.867) / [.$O6]" office:value-type="float" office:value="0.709424163378199" calcext:value-type="float">
            <text:p>0.709424163378199</text:p>
          </table:table-cell>
          <table:table-cell table:formula="of:= ([.H6] * 14.007) + ([.I6] * 26.982) + ([.J6] * 47.867)" office:value-type="float" office:value="32.2447856771285" calcext:value-type="float">
            <text:p>32.2447856771285</text:p>
          </table:table-cell>
          <table:table-cell/>
        </table:table-row>
        <table:table-row table:style-name="ro1">
          <table:table-cell office:value-type="string" calcext:value-type="string">
            <text:p>11_q_1</text:p>
          </table:table-cell>
          <table:table-cell office:value-type="float" office:value="4.76" calcext:value-type="float">
            <text:p>4.76</text:p>
          </table:table-cell>
          <table:table-cell office:value-type="float" office:value="31.76" calcext:value-type="float">
            <text:p>31.76</text:p>
          </table:table-cell>
          <table:table-cell office:value-type="float" office:value="12.9" calcext:value-type="float">
            <text:p>12.9</text:p>
          </table:table-cell>
          <table:table-cell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  <table:table-cell office:value-type="float" office:value="39.03" calcext:value-type="float">
            <text:p>39.03</text:p>
          </table:table-cell>
          <table:table-cell table:formula="of:=[.C7]/([.C7]+[.E7]+[.G7])" office:value-type="float" office:value="0.385764605854488" calcext:value-type="float">
            <text:p>0.385764605854488</text:p>
          </table:table-cell>
          <table:table-cell table:formula="of:=[.E7]/([.C7]+[.E7]+[.G7])" office:value-type="float" office:value="0.140167618122191" calcext:value-type="float">
            <text:p>0.140167618122191</text:p>
          </table:table-cell>
          <table:table-cell table:formula="of:=[.G7]/([.C7]+[.E7]+[.G7])" office:value-type="float" office:value="0.474067776023321" calcext:value-type="float">
            <text:p>0.474067776023321</text:p>
          </table:table-cell>
          <table:table-cell office:value-type="float" office:value="0.3" calcext:value-type="float">
            <text:p>0.3</text:p>
          </table:table-cell>
          <table:table-cell table:formula="of:= ([.H7] * 14.007) / [.$O7]" office:value-type="float" office:value="0.169504704965561" calcext:value-type="float">
            <text:p>0.169504704965561</text:p>
          </table:table-cell>
          <table:table-cell table:formula="of:= ([.I7] * 26.982) / [.$O7]" office:value-type="float" office:value="0.118641350555053" calcext:value-type="float">
            <text:p>0.118641350555053</text:p>
          </table:table-cell>
          <table:table-cell table:formula="of:= ([.J7] * 47.867) / [.$O7]" office:value-type="float" office:value="0.711853944479387" calcext:value-type="float">
            <text:p>0.711853944479387</text:p>
          </table:table-cell>
          <table:table-cell table:formula="of:= ([.H7] * 14.007) + ([.I7] * 26.982) + ([.J7] * 47.867)" office:value-type="float" office:value="31.8776097412851" calcext:value-type="float">
            <text:p>31.8776097412851</text:p>
          </table:table-cell>
          <table:table-cell table:style-name="ce2" office:value-type="float" office:value="30.5973449903729" calcext:value-type="float">
            <text:p>30.5973449903729</text:p>
          </table:table-cell>
        </table:table-row>
        <table:table-row table:style-name="ro1">
          <table:table-cell office:value-type="string" calcext:value-type="string">
            <text:p>10_q_1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18.04" calcext:value-type="float">
            <text:p>18.04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58.59" calcext:value-type="float">
            <text:p>58.59</text:p>
          </table:table-cell>
          <table:table-cell table:formula="of:=[.C8]/([.C8]+[.E8]+[.G8])" office:value-type="float" office:value="0" calcext:value-type="float">
            <text:p>0</text:p>
          </table:table-cell>
          <table:table-cell table:formula="of:=[.E8]/([.C8]+[.E8]+[.G8])" office:value-type="float" office:value="0.206420154408777" calcext:value-type="float">
            <text:p>0.206420154408777</text:p>
          </table:table-cell>
          <table:table-cell table:formula="of:=[.G8]/([.C8]+[.E8]+[.G8])" office:value-type="float" office:value="0.793579845591223" calcext:value-type="float">
            <text:p>0.793579845591223</text:p>
          </table:table-cell>
          <table:table-cell office:value-type="float" office:value="0" calcext:value-type="float">
            <text:p>0</text:p>
          </table:table-cell>
          <table:table-cell table:formula="of:= ([.H8] * 14.007) / [.$O8]" office:value-type="float" office:value="0" calcext:value-type="float">
            <text:p>0</text:p>
          </table:table-cell>
          <table:table-cell table:formula="of:= ([.I8] * 26.982) / [.$O8]" office:value-type="float" office:value="0.127873070664342" calcext:value-type="float">
            <text:p>0.127873070664342</text:p>
          </table:table-cell>
          <table:table-cell table:formula="of:= ([.J8] * 47.867) / [.$O8]" office:value-type="float" office:value="0.872126929335659" calcext:value-type="float">
            <text:p>0.872126929335659</text:p>
          </table:table-cell>
          <table:table-cell table:formula="of:= ([.H8] * 14.007) + ([.I8] * 26.982) + ([.J8] * 47.867)" office:value-type="float" office:value="43.5559150751727" calcext:value-type="float">
            <text:p>43.5559150751727</text:p>
          </table:table-cell>
          <table:table-cell/>
        </table:table-row>
        <table:table-row table:style-name="ro1">
          <table:table-cell office:value-type="string" calcext:value-type="string">
            <text:p>10_q_2</text:p>
          </table:table-cell>
          <table:table-cell office:value-type="float" office:value="16.06" calcext:value-type="float">
            <text:p>16.06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3.58" calcext:value-type="float">
            <text:p>13.58</text:p>
          </table:table-cell>
          <table:table-cell office:value-type="float" office:value="0" calcext:value-type="float">
            <text:p>0</text:p>
          </table:table-cell>
          <table:table-cell office:value-type="float" office:value="52.86" calcext:value-type="float">
            <text:p>52.86</text:p>
          </table:table-cell>
          <table:table-cell table:formula="of:=[.C9]/([.C9]+[.E9]+[.G9])" office:value-type="float" office:value="0" calcext:value-type="float">
            <text:p>0</text:p>
          </table:table-cell>
          <table:table-cell table:formula="of:=[.E9]/([.C9]+[.E9]+[.G9])" office:value-type="float" office:value="0.204394942805539" calcext:value-type="float">
            <text:p>0.204394942805539</text:p>
          </table:table-cell>
          <table:table-cell table:formula="of:=[.G9]/([.C9]+[.E9]+[.G9])" office:value-type="float" office:value="0.795605057194461" calcext:value-type="float">
            <text:p>0.795605057194461</text:p>
          </table:table-cell>
          <table:table-cell office:value-type="float" office:value="0" calcext:value-type="float">
            <text:p>0</text:p>
          </table:table-cell>
          <table:table-cell table:formula="of:= ([.H9] * 14.007) / [.$O9]" office:value-type="float" office:value="0" calcext:value-type="float">
            <text:p>0</text:p>
          </table:table-cell>
          <table:table-cell table:formula="of:= ([.I9] * 26.982) / [.$O9]" office:value-type="float" office:value="0.126495655255538" calcext:value-type="float">
            <text:p>0.126495655255538</text:p>
          </table:table-cell>
          <table:table-cell table:formula="of:= ([.J9] * 47.867) / [.$O9]" office:value-type="float" office:value="0.873504344744462" calcext:value-type="float">
            <text:p>0.873504344744462</text:p>
          </table:table-cell>
          <table:table-cell table:formula="of:= ([.H9] * 14.007) + ([.I9] * 26.982) + ([.J9] * 47.867)" office:value-type="float" office:value="43.5982116195063" calcext:value-type="float">
            <text:p>43.5982116195063</text:p>
          </table:table-cell>
          <table:table-cell table:style-name="ce2" office:value-type="float" office:value="39.336726354191" calcext:value-type="float">
            <text:p>39.336726354191</text:p>
          </table:table-cell>
        </table:table-row>
        <table:table-row table:style-name="ro1">
          <table:table-cell office:value-type="string" calcext:value-type="string">
            <text:p>10_q_3</text:p>
          </table:table-cell>
          <table:table-cell table:style-name="ce1" office:value-type="float" office:value="20.59" calcext:value-type="float">
            <text:p>20.59</text:p>
          </table:table-cell>
          <table:table-cell office:value-type="float" office:value="0" calcext:value-type="float">
            <text:p>0</text:p>
          </table:table-cell>
          <table:table-cell office:value-type="float" office:value="20.35" calcext:value-type="float">
            <text:p>20.35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46.93" calcext:value-type="float">
            <text:p>46.93</text:p>
          </table:table-cell>
          <table:table-cell table:formula="of:=[.C10]/([.C10]+[.E10]+[.G10])" office:value-type="float" office:value="0" calcext:value-type="float">
            <text:p>0</text:p>
          </table:table-cell>
          <table:table-cell table:formula="of:=[.E10]/([.C10]+[.E10]+[.G10])" office:value-type="float" office:value="0.205249788314987" calcext:value-type="float">
            <text:p>0.205249788314987</text:p>
          </table:table-cell>
          <table:table-cell table:formula="of:=[.G10]/([.C10]+[.E10]+[.G10])" office:value-type="float" office:value="0.794750211685013" calcext:value-type="float">
            <text:p>0.794750211685013</text:p>
          </table:table-cell>
          <table:table-cell office:value-type="float" office:value="0" calcext:value-type="float">
            <text:p>0</text:p>
          </table:table-cell>
          <table:table-cell table:formula="of:= ([.H10] * 14.007) / [.$O10]" office:value-type="float" office:value="0" calcext:value-type="float">
            <text:p>0</text:p>
          </table:table-cell>
          <table:table-cell table:formula="of:= ([.I10] * 26.982) / [.$O10]" office:value-type="float" office:value="0.127076738712876" calcext:value-type="float">
            <text:p>0.127076738712876</text:p>
          </table:table-cell>
          <table:table-cell table:formula="of:= ([.J10] * 47.867) / [.$O10]" office:value-type="float" office:value="0.872923261287124" calcext:value-type="float">
            <text:p>0.872923261287124</text:p>
          </table:table-cell>
          <table:table-cell table:formula="of:= ([.H10] * 14.007) + ([.I10] * 26.982) + ([.J10] * 47.867)" office:value-type="float" office:value="43.5803581710415" calcext:value-type="float">
            <text:p>43.58035817104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f 1,2,3 then measured multiple times (1 is always for a larger area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high carbon content comes from the isopropanol, and increases with prolonged exposu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 just disregarded the oxygen her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9:28:07.508102803</meta:creation-date>
    <dc:date>2025-12-10T11:56:57.479337056</dc:date>
    <meta:editing-duration>PT2H17M52S</meta:editing-duration>
    <meta:editing-cycles>5</meta:editing-cycles>
    <meta:generator>LibreOffice/25.8.3.2$Linux_X86_64 LibreOffice_project/580$Build-2</meta:generator>
    <meta:document-statistic meta:table-count="1" meta:cell-count="159" meta:object-count="0"/>
  </office:meta>
</office:document-meta>
</file>